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5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Xanized Array</text:p>
      <text:section text:style-name="Sect1" text:name="pageContent">
        <text:p text:style-name="P6">time limit per test</text:p>
        <text:p text:style-name="P7">1 second</text:p>
        <text:p text:style-name="P6">memory limit per test</text:p>
        <text:p text:style-name="P7">256 megabytes</text:p>
        <text:p text:style-name="P6">input</text:p>
        <text:p text:style-name="P7">standard input</text:p>
        <text:p text:style-name="P6">output</text:p>
        <text:p text:style-name="P7">standard output</text:p>
        <text:p text:style-name="P8">You are given three non-negative integers <text:bookmark text:name="MathJax-Element-1-Frame"/><text:bookmark text:name="MathJax-Span-1"/><text:bookmark text:name="MathJax-Span-2"/><text:bookmark text:name="MathJax-Span-3"/><text:span text:style-name="T1">n</text:span><text:span text:style-name="T2">�</text:span>, <text:bookmark text:name="MathJax-Element-2-Frame"/><text:bookmark text:name="MathJax-Span-4"/><text:bookmark text:name="MathJax-Span-5"/><text:bookmark text:name="MathJax-Span-6"/><text:span text:style-name="T1">k</text:span><text:span text:style-name="T2">�</text:span>, and <text:bookmark text:name="MathJax-Element-3-Frame"/><text:bookmark text:name="MathJax-Span-7"/><text:bookmark text:name="MathJax-Span-8"/><text:bookmark text:name="MathJax-Span-9"/><text:span text:style-name="T1">x</text:span><text:span text:style-name="T2">�</text:span>. Find the maximum possible sum of elements in an array consisting of non-negative integers, which has <text:bookmark text:name="MathJax-Element-4-Frame"/><text:bookmark text:name="MathJax-Span-10"/><text:bookmark text:name="MathJax-Span-11"/><text:bookmark text:name="MathJax-Span-12"/><text:span text:style-name="T1">n</text:span><text:span text:style-name="T2">�</text:span> elements, its MEX is equal to <text:bookmark text:name="MathJax-Element-5-Frame"/><text:bookmark text:name="MathJax-Span-13"/><text:bookmark text:name="MathJax-Span-14"/><text:bookmark text:name="MathJax-Span-15"/><text:span text:style-name="T1">k</text:span><text:span text:style-name="T2">�</text:span>, and all its elements do not exceed <text:bookmark text:name="MathJax-Element-6-Frame"/><text:bookmark text:name="MathJax-Span-16"/><text:bookmark text:name="MathJax-Span-17"/><text:bookmark text:name="MathJax-Span-18"/><text:span text:style-name="T1">x</text:span><text:span text:style-name="T2">�</text:span>. If such an array does not exist, output <text:bookmark text:name="MathJax-Element-7-Frame"/><text:bookmark text:name="MathJax-Span-19"/><text:bookmark text:name="MathJax-Span-20"/><text:bookmark text:name="MathJax-Span-21"/><text:span text:style-name="T2">−</text:span><text:bookmark text:name="MathJax-Span-22"/><text:span text:style-name="T3">1</text:span><text:span text:style-name="T2">−1</text:span>.</text:p>
        <text:p text:style-name="P10">The MEX (minimum excluded) of an array is the smallest non-negative integer that does not belong to the array. For instance:</text:p>
        <text:list xml:id="list960106988" text:style-name="L1">
          <text:list-item>
            <text:p text:style-name="P9">The MEX of <text:bookmark text:name="MathJax-Element-8-Frame"/><text:bookmark text:name="MathJax-Span-23"/><text:bookmark text:name="MathJax-Span-24"/><text:bookmark text:name="MathJax-Span-25"/><text:span text:style-name="T3">[</text:span><text:bookmark text:name="MathJax-Span-26"/><text:span text:style-name="T3">2</text:span><text:bookmark text:name="MathJax-Span-27"/><text:span text:style-name="T3">,</text:span><text:bookmark text:name="MathJax-Span-28"/><text:span text:style-name="T3">2</text:span><text:bookmark text:name="MathJax-Span-29"/><text:span text:style-name="T3">,</text:span><text:bookmark text:name="MathJax-Span-30"/><text:span text:style-name="T3">1</text:span><text:bookmark text:name="MathJax-Span-31"/><text:span text:style-name="T3">]</text:span><text:span text:style-name="T2">[2,2,1]</text:span> is <text:bookmark text:name="MathJax-Element-9-Frame"/><text:bookmark text:name="MathJax-Span-32"/><text:bookmark text:name="MathJax-Span-33"/><text:bookmark text:name="MathJax-Span-34"/><text:span text:style-name="T3">0</text:span><text:span text:style-name="T2">0</text:span>, because <text:bookmark text:name="MathJax-Element-10-Frame"/><text:bookmark text:name="MathJax-Span-35"/><text:bookmark text:name="MathJax-Span-36"/><text:bookmark text:name="MathJax-Span-37"/><text:span text:style-name="T3">0</text:span><text:span text:style-name="T2">0</text:span> does not belong to the array.</text:p>
          </text:list-item>
          <text:list-item>
            <text:p text:style-name="P9">The MEX of <text:bookmark text:name="MathJax-Element-11-Frame"/><text:bookmark text:name="MathJax-Span-38"/><text:bookmark text:name="MathJax-Span-39"/><text:bookmark text:name="MathJax-Span-40"/><text:span text:style-name="T3">[</text:span><text:bookmark text:name="MathJax-Span-41"/><text:span text:style-name="T3">3</text:span><text:bookmark text:name="MathJax-Span-42"/><text:span text:style-name="T3">,</text:span><text:bookmark text:name="MathJax-Span-43"/><text:span text:style-name="T3">1</text:span><text:bookmark text:name="MathJax-Span-44"/><text:span text:style-name="T3">,</text:span><text:bookmark text:name="MathJax-Span-45"/><text:span text:style-name="T3">0</text:span><text:bookmark text:name="MathJax-Span-46"/><text:span text:style-name="T3">,</text:span><text:bookmark text:name="MathJax-Span-47"/><text:span text:style-name="T3">1</text:span><text:bookmark text:name="MathJax-Span-48"/><text:span text:style-name="T3">]</text:span><text:span text:style-name="T2">[3,1,0,1]</text:span> is <text:bookmark text:name="MathJax-Element-12-Frame"/><text:bookmark text:name="MathJax-Span-49"/><text:bookmark text:name="MathJax-Span-50"/><text:bookmark text:name="MathJax-Span-51"/><text:span text:style-name="T3">2</text:span><text:span text:style-name="T2">2</text:span>, because <text:bookmark text:name="MathJax-Element-13-Frame"/><text:bookmark text:name="MathJax-Span-52"/><text:bookmark text:name="MathJax-Span-53"/><text:bookmark text:name="MathJax-Span-54"/><text:span text:style-name="T3">0</text:span><text:span text:style-name="T2">0</text:span> and <text:bookmark text:name="MathJax-Element-14-Frame"/><text:bookmark text:name="MathJax-Span-55"/><text:bookmark text:name="MathJax-Span-56"/><text:bookmark text:name="MathJax-Span-57"/><text:span text:style-name="T3">1</text:span><text:span text:style-name="T2">1</text:span> belong to the array, but <text:bookmark text:name="MathJax-Element-15-Frame"/><text:bookmark text:name="MathJax-Span-58"/><text:bookmark text:name="MathJax-Span-59"/><text:bookmark text:name="MathJax-Span-60"/><text:span text:style-name="T3">2</text:span><text:span text:style-name="T2">2</text:span> does not.</text:p>
          </text:list-item>
          <text:list-item>
            <text:p text:style-name="P9">The MEX of <text:bookmark text:name="MathJax-Element-16-Frame"/><text:bookmark text:name="MathJax-Span-61"/><text:bookmark text:name="MathJax-Span-62"/><text:bookmark text:name="MathJax-Span-63"/><text:span text:style-name="T3">[</text:span><text:bookmark text:name="MathJax-Span-64"/><text:span text:style-name="T3">0</text:span><text:bookmark text:name="MathJax-Span-65"/><text:span text:style-name="T3">,</text:span><text:bookmark text:name="MathJax-Span-66"/><text:span text:style-name="T3">3</text:span><text:bookmark text:name="MathJax-Span-67"/><text:span text:style-name="T3">,</text:span><text:bookmark text:name="MathJax-Span-68"/><text:span text:style-name="T3">1</text:span><text:bookmark text:name="MathJax-Span-69"/><text:span text:style-name="T3">,</text:span><text:bookmark text:name="MathJax-Span-70"/><text:span text:style-name="T3">2</text:span><text:bookmark text:name="MathJax-Span-71"/><text:span text:style-name="T3">]</text:span><text:span text:style-name="T2">[0,3,1,2]</text:span> is <text:bookmark text:name="MathJax-Element-17-Frame"/><text:bookmark text:name="MathJax-Span-72"/><text:bookmark text:name="MathJax-Span-73"/><text:bookmark text:name="MathJax-Span-74"/><text:span text:style-name="T3">4</text:span><text:span text:style-name="T2">4</text:span>, because <text:bookmark text:name="MathJax-Element-18-Frame"/><text:bookmark text:name="MathJax-Span-75"/><text:bookmark text:name="MathJax-Span-76"/><text:bookmark text:name="MathJax-Span-77"/><text:span text:style-name="T3">0</text:span><text:span text:style-name="T2">0</text:span>, <text:bookmark text:name="MathJax-Element-19-Frame"/><text:bookmark text:name="MathJax-Span-78"/><text:bookmark text:name="MathJax-Span-79"/><text:bookmark text:name="MathJax-Span-80"/><text:span text:style-name="T3">1</text:span><text:span text:style-name="T2">1</text:span>, <text:bookmark text:name="MathJax-Element-20-Frame"/><text:bookmark text:name="MathJax-Span-81"/><text:bookmark text:name="MathJax-Span-82"/><text:bookmark text:name="MathJax-Span-83"/><text:span text:style-name="T3">2</text:span><text:span text:style-name="T2">2</text:span> and <text:bookmark text:name="MathJax-Element-21-Frame"/><text:bookmark text:name="MathJax-Span-84"/><text:bookmark text:name="MathJax-Span-85"/><text:bookmark text:name="MathJax-Span-86"/><text:span text:style-name="T3">3</text:span><text:span text:style-name="T2">3</text:span> belong to the array, but <text:bookmark text:name="MathJax-Element-22-Frame"/><text:bookmark text:name="MathJax-Span-87"/><text:bookmark text:name="MathJax-Span-88"/><text:bookmark text:name="MathJax-Span-89"/><text:span text:style-name="T3">4</text:span><text:span text:style-name="T2">4</text:span> does not.</text:p>
          </text:list-item>
        </text:list>
        <text:p text:style-name="P12">Input</text:p>
        <text:p text:style-name="P8">The first line contains a single integer <text:bookmark text:name="MathJax-Element-23-Frame"/><text:bookmark text:name="MathJax-Span-90"/><text:bookmark text:name="MathJax-Span-91"/><text:bookmark text:name="MathJax-Span-92"/><text:span text:style-name="T1">t</text:span><text:span text:style-name="T2">�</text:span> (<text:bookmark text:name="MathJax-Element-24-Frame"/><text:bookmark text:name="MathJax-Span-93"/><text:bookmark text:name="MathJax-Span-94"/><text:bookmark text:name="MathJax-Span-95"/><text:span text:style-name="T3">1</text:span><text:bookmark text:name="MathJax-Span-96"/><text:span text:style-name="T4">≤</text:span><text:bookmark text:name="MathJax-Span-97"/><text:span text:style-name="T1">t</text:span><text:bookmark text:name="MathJax-Span-98"/><text:span text:style-name="T4">≤</text:span><text:bookmark text:name="MathJax-Span-99"/><text:span text:style-name="T3">1000</text:span><text:span text:style-name="T2">1≤�≤1000</text:span>) — the number of test cases. Then follows the description of the test cases.</text:p>
        <text:p text:style-name="P8">The only line of each test case contains three integers <text:bookmark text:name="MathJax-Element-25-Frame"/><text:bookmark text:name="MathJax-Span-100"/><text:bookmark text:name="MathJax-Span-101"/><text:bookmark text:name="MathJax-Span-102"/><text:span text:style-name="T1">n</text:span><text:span text:style-name="T2">�</text:span>, <text:bookmark text:name="MathJax-Element-26-Frame"/><text:bookmark text:name="MathJax-Span-103"/><text:bookmark text:name="MathJax-Span-104"/><text:bookmark text:name="MathJax-Span-105"/><text:span text:style-name="T1">k</text:span><text:span text:style-name="T2">�</text:span>, and <text:bookmark text:name="MathJax-Element-27-Frame"/><text:bookmark text:name="MathJax-Span-106"/><text:bookmark text:name="MathJax-Span-107"/><text:bookmark text:name="MathJax-Span-108"/><text:span text:style-name="T1">x</text:span><text:span text:style-name="T2">�</text:span> (<text:bookmark text:name="MathJax-Element-28-Frame"/><text:bookmark text:name="MathJax-Span-109"/><text:bookmark text:name="MathJax-Span-110"/><text:bookmark text:name="MathJax-Span-111"/><text:span text:style-name="T3">1</text:span><text:bookmark text:name="MathJax-Span-112"/><text:span text:style-name="T4">≤</text:span><text:bookmark text:name="MathJax-Span-113"/><text:span text:style-name="T1">n</text:span><text:bookmark text:name="MathJax-Span-114"/><text:span text:style-name="T3">,</text:span><text:bookmark text:name="MathJax-Span-115"/><text:span text:style-name="T1">k</text:span><text:bookmark text:name="MathJax-Span-116"/><text:span text:style-name="T3">,</text:span><text:bookmark text:name="MathJax-Span-117"/><text:span text:style-name="T1">x</text:span><text:bookmark text:name="MathJax-Span-118"/><text:span text:style-name="T4">≤</text:span><text:bookmark text:name="MathJax-Span-119"/><text:span text:style-name="T3">200</text:span><text:span text:style-name="T2">1≤�,�,�≤200</text:span>).</text:p>
        <text:p text:style-name="P12">Output</text:p>
        <text:p text:style-name="P8">For each test case, output a single number — the maximum sum of elements in a valid array, or <text:bookmark text:name="MathJax-Element-29-Frame"/><text:bookmark text:name="MathJax-Span-120"/><text:bookmark text:name="MathJax-Span-121"/><text:bookmark text:name="MathJax-Span-122"/><text:span text:style-name="T2">−</text:span><text:bookmark text:name="MathJax-Span-123"/><text:span text:style-name="T3">1</text:span><text:span text:style-name="T2">−1</text:span>, if such an array does not exist.</text:p>
        <text:p text:style-name="P11">Example</text:p>
        <text:p text:style-name="P13">input</text:p>
        <text:section text:style-name="Sect1" text:name="id0006562180378437366">
          <text:p text:style-name="P14">Copy</text:p>
        </text:section>
        <text:p text:style-name="P1"><text:bookmark text:name="id006003577138705682"/>9</text:p>
        <text:p text:style-name="P4">5 3 3</text:p>
        <text:p text:style-name="P1">4 7 5</text:p>
        <text:p text:style-name="P4">4 2 28</text:p>
        <text:p text:style-name="P1">12 10 6</text:p>
        <text:p text:style-name="P4">57 51 122</text:p>
        <text:p text:style-name="P1">200 1 200</text:p>
        <text:p text:style-name="P4">2 2 1</text:p>
        <text:p text:style-name="P1">3 2 1</text:p>
        <text:p text:style-name="P4">4 7 10</text:p>
        <text:p text:style-name="P13">output</text:p>
        <text:section text:style-name="Sect1" text:name="id0009572843575537093">
          <text:p text:style-name="P14">Copy</text:p>
        </text:section>
        <text:p text:style-name="P2"><text:bookmark text:name="id003521109611577431"/>7</text:p>
        <text:p text:style-name="P3">-1</text:p>
        <text:p text:style-name="P3">57</text:p>
        <text:p text:style-name="P3">-1</text:p>
        <text:p text:style-name="P3">2007</text:p>
        <text:p text:style-name="P3">39800</text:p>
        <text:p text:style-name="P3">1</text:p>
        <text:p text:style-name="P3">2</text:p>
        <text:p text:style-name="P3">-1</text:p>
        <text:p text:style-name="P12">Note</text:p>
        <text:p text:style-name="P8">In the first test case, the maximum sum is <text:bookmark text:name="MathJax-Element-30-Frame"/><text:bookmark text:name="MathJax-Span-124"/><text:bookmark text:name="MathJax-Span-125"/><text:bookmark text:name="MathJax-Span-126"/><text:span text:style-name="T3">7</text:span><text:span text:style-name="T2">7</text:span>, and one of the valid arrays is <text:bookmark text:name="MathJax-Element-31-Frame"/><text:bookmark text:name="MathJax-Span-127"/><text:bookmark text:name="MathJax-Span-128"/><text:bookmark text:name="MathJax-Span-129"/><text:span text:style-name="T3">[</text:span><text:bookmark text:name="MathJax-Span-130"/><text:span text:style-name="T3">0</text:span><text:bookmark text:name="MathJax-Span-131"/><text:span text:style-name="T3">,</text:span><text:bookmark text:name="MathJax-Span-132"/><text:span text:style-name="T3">1</text:span><text:bookmark text:name="MathJax-Span-133"/><text:span text:style-name="T3">,</text:span><text:bookmark text:name="MathJax-Span-134"/><text:span text:style-name="T3">2</text:span><text:bookmark text:name="MathJax-Span-135"/><text:span text:style-name="T3">,</text:span><text:bookmark text:name="MathJax-Span-136"/><text:span text:style-name="T3">2</text:span><text:bookmark text:name="MathJax-Span-137"/><text:span text:style-name="T3">,</text:span><text:bookmark text:name="MathJax-Span-138"/><text:span text:style-name="T3">2</text:span><text:bookmark text:name="MathJax-Span-139"/><text:span text:style-name="T3">]</text:span><text:span text:style-name="T2">[0,1,2,2,2]</text:span>.</text:p>
        <text:p text:style-name="P8">In the second test case, there are no valid arrays of length <text:bookmark text:name="MathJax-Element-32-Frame"/><text:bookmark text:name="MathJax-Span-140"/><text:bookmark text:name="MathJax-Span-141"/><text:bookmark text:name="MathJax-Span-142"/><text:span text:style-name="T1">n</text:span><text:span text:style-name="T2">�</text:span>.</text:p>
        <text:p text:style-name="P8">In the third test case, the maximum sum is <text:bookmark text:name="MathJax-Element-33-Frame"/><text:bookmark text:name="MathJax-Span-143"/><text:bookmark text:name="MathJax-Span-144"/><text:bookmark text:name="MathJax-Span-145"/><text:span text:style-name="T3">57</text:span><text:span text:style-name="T2">57</text:span>, and one of the valid arrays is <text:bookmark text:name="MathJax-Element-34-Frame"/><text:bookmark text:name="MathJax-Span-146"/><text:bookmark text:name="MathJax-Span-147"/><text:bookmark text:name="MathJax-Span-148"/><text:span text:style-name="T3">[</text:span><text:bookmark text:name="MathJax-Span-149"/><text:span text:style-name="T3">0</text:span><text:bookmark text:name="MathJax-Span-150"/><text:span text:style-name="T3">,</text:span><text:bookmark text:name="MathJax-Span-151"/><text:span text:style-name="T3">1</text:span><text:bookmark text:name="MathJax-Span-152"/><text:span text:style-name="T3">,</text:span><text:bookmark text:name="MathJax-Span-153"/><text:span text:style-name="T3">28</text:span><text:bookmark text:name="MathJax-Span-154"/><text:span text:style-name="T3">,</text:span><text:bookmark text:name="MathJax-Span-155"/><text:span text:style-name="T3">28</text:span><text:bookmark text:name="MathJax-Span-156"/><text:span text:style-name="T3">]</text:span><text:span text:style-name="T2">[0,1,28,28]</text:span>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11:36:03.767000000</dc:date>
    <meta:editing-duration>PT7S</meta:editing-duration>
    <meta:editing-cycles>1</meta:editing-cycles>
    <meta:document-statistic meta:table-count="0" meta:image-count="0" meta:object-count="0" meta:page-count="1" meta:paragraph-count="48" meta:word-count="304" meta:character-count="1542" meta:non-whitespace-character-count="1285"/>
    <meta:generator>LibreOffice/7.2.2.2$Windows_X86_64 LibreOffice_project/02b2acce88a210515b4a5bb2e46cbfb63fe97d56</meta:generator>
  </office:meta>
</office:document-meta>
</file>